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text-align="start" style:vertical-align="auto" fo:margin-top="0.0694in" fo:margin-bottom="0.0694in" fo:line-height="100%"/>
      <style:text-properties fo:hyphenate="true"/>
    </style:style>
    <style:style style:name="T3" style:parent-style-name="Fuentedepárrafopredeter." style:family="text">
      <style:text-properties style:font-name-asian="Times New Roman" style:letter-kerning="false" style:language-asian="es" style:country-asian="ES"/>
    </style:style>
    <style:style style:name="T4"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5" style:parent-style-name="Fuentedepárrafopredeter." style:family="text">
      <style:text-properties style:font-name-asian="Times New Roman" style:letter-kerning="false" style:language-asian="es" style:country-asian="ES"/>
    </style:style>
    <style:style style:name="P6" style:parent-style-name="Normal" style:family="paragraph">
      <style:paragraph-properties fo:text-align="start" style:vertical-align="auto" fo:margin-top="0.0694in" fo:margin-bottom="0.0694in" fo:line-height="100%"/>
      <style:text-properties fo:hyphenate="true"/>
    </style:style>
    <style:style style:name="T7" style:parent-style-name="Fuentedepárrafopredeter." style:family="text">
      <style:text-properties style:font-name-asian="Times New Roman" style:letter-kerning="false" style:language-asian="es" style:country-asian="ES"/>
    </style:style>
    <style:style style:name="T8"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9" style:parent-style-name="Fuentedepárrafopredeter." style:family="text">
      <style:text-properties style:font-name-asian="Times New Roman" style:letter-kerning="false" style:language-asian="es" style:country-asian="ES"/>
    </style:style>
    <style:style style:name="T10"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1" style:parent-style-name="Fuentedepárrafopredeter." style:family="text">
      <style:text-properties style:font-name-asian="Times New Roman" style:letter-kerning="false" style:language-asian="es" style:country-asian="ES"/>
    </style:style>
    <style:style style:name="T12" style:parent-style-name="Fuentedepárrafopredeter." style:family="text">
      <style:text-properties style:font-name-asian="Times New Roman" style:letter-kerning="false" style:language-asian="es" style:country-asian="ES"/>
    </style:style>
    <style:style style:name="T13" style:parent-style-name="Fuentedepárrafopredeter." style:family="text">
      <style:text-properties style:font-name-asian="Times New Roman" style:letter-kerning="false" style:language-asian="es" style:country-asian="ES"/>
    </style:style>
    <style:style style:name="T14" style:parent-style-name="Fuentedepárrafopredeter." style:family="text">
      <style:text-properties style:font-name-asian="Times New Roman" style:letter-kerning="false" style:language-asian="es" style:country-asian="ES"/>
    </style:style>
    <style:style style:name="T15" style:parent-style-name="Fuentedepárrafopredeter." style:family="text">
      <style:text-properties style:font-name-asian="Times New Roman" style:letter-kerning="false" style:language-asian="es" style:country-asian="ES"/>
    </style:style>
    <style:style style:name="P16" style:parent-style-name="Normal" style:family="paragraph">
      <style:paragraph-properties fo:text-align="start" style:vertical-align="auto" fo:margin-top="0.0694in" fo:margin-bottom="0.0694in" fo:line-height="100%"/>
      <style:text-properties fo:hyphenate="true"/>
    </style:style>
    <style:style style:name="T17" style:parent-style-name="Fuentedepárrafopredeter." style:family="text">
      <style:text-properties style:font-name-asian="Times New Roman" style:letter-kerning="false" style:language-asian="es" style:country-asian="ES"/>
    </style:style>
    <style:style style:name="T18" style:parent-style-name="Fuentedepárrafopredeter." style:family="text">
      <style:text-properties style:font-name-asian="Times New Roman" style:letter-kerning="false" style:language-asian="es" style:country-asian="ES"/>
    </style:style>
    <style:style style:name="T19"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20" style:parent-style-name="Fuentedepárrafopredeter." style:family="text">
      <style:text-properties style:font-name-asian="Times New Roman" style:letter-kerning="false" style:language-asian="es" style:country-asian="ES"/>
    </style:style>
    <style:style style:name="T21"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22" style:parent-style-name="Fuentedepárrafopredeter." style:family="text">
      <style:text-properties style:font-name-asian="Times New Roman" style:letter-kerning="false" style:language-asian="es" style:country-asian="ES"/>
    </style:style>
    <style:style style:name="P23" style:parent-style-name="Normal" style:family="paragraph">
      <style:paragraph-properties fo:text-align="start" style:vertical-align="auto" fo:margin-top="0.0694in" fo:margin-bottom="0.0694in" fo:line-height="100%"/>
      <style:text-properties fo:hyphenate="true"/>
    </style:style>
    <style:style style:name="T24" style:parent-style-name="Fuentedepárrafopredeter." style:family="text">
      <style:text-properties style:font-name-asian="Times New Roman" style:letter-kerning="false" style:language-asian="es" style:country-asian="ES"/>
    </style:style>
    <style:style style:name="T25"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26" style:parent-style-name="Fuentedepárrafopredeter." style:family="text">
      <style:text-properties style:font-name-asian="Times New Roman" style:letter-kerning="false" style:language-asian="es" style:country-asian="ES"/>
    </style:style>
    <style:style style:name="T27"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28" style:parent-style-name="Fuentedepárrafopredeter." style:family="text">
      <style:text-properties style:font-name-asian="Times New Roman" style:letter-kerning="false" style:language-asian="es" style:country-asian="ES"/>
    </style:style>
    <style:style style:name="P29" style:parent-style-name="Normal" style:family="paragraph">
      <style:paragraph-properties fo:text-align="start" style:vertical-align="auto" fo:margin-top="0.0694in" fo:margin-bottom="0.0694in" fo:line-height="100%"/>
      <style:text-properties fo:hyphenate="true"/>
    </style:style>
    <style:style style:name="T30" style:parent-style-name="Fuentedepárrafopredeter." style:family="text">
      <style:text-properties style:font-name-asian="Times New Roman" style:letter-kerning="false" style:language-asian="es" style:country-asian="ES"/>
    </style:style>
    <style:style style:name="T31" style:parent-style-name="Fuentedepárrafopredeter." style:family="text">
      <style:text-properties style:font-name-asian="Times New Roman" style:letter-kerning="false" style:language-asian="es" style:country-asian="ES"/>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list-style-name="LFO1" style:family="paragraph"/>
    <style:style style:name="T35" style:parent-style-name="Fuentedepárrafopredeter." style:family="text">
      <style:text-properties fo:font-weight="bold" style:font-weight-asian="bold" style:font-weight-complex="bold"/>
    </style:style>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T39" style:parent-style-name="Fuentedepárrafopredeter." style:family="text">
      <style:text-properties fo:font-weight="bold" style:font-weight-asian="bold" style:font-weight-complex="bold"/>
    </style:style>
    <style:style style:name="P40" style:parent-style-name="Normal" style:list-style-name="LFO1" style:family="paragraph"/>
    <style:style style:name="P41" style:parent-style-name="Normal" style:list-style-name="LFO1" style:family="paragraph"/>
    <style:style style:name="P42" style:parent-style-name="Normal" style:list-style-name="LFO1" style:family="paragraph"/>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P45" style:parent-style-name="Normal" style:list-style-name="LFO1" style:family="paragraph"/>
    <style:style style:name="P46" style:parent-style-name="Normal" style:list-style-name="LFO1" style:family="paragraph"/>
    <style:style style:name="P47" style:parent-style-name="Normal" style:family="paragraph">
      <style:text-properties fo:font-weight="bold" style:font-weight-asian="bold" style:font-weight-complex="bold"/>
    </style:style>
    <style:style style:name="P48" style:parent-style-name="Normal" style:list-style-name="LFO2" style:family="paragraph"/>
    <style:style style:name="P49" style:parent-style-name="Normal" style:list-style-name="LFO2" style:family="paragraph"/>
    <style:style style:name="P50" style:parent-style-name="Normal" style:list-style-name="LFO2" style:family="paragraph"/>
    <style:style style:name="P51" style:parent-style-name="Normal" style:list-style-name="LFO2" style:family="paragraph"/>
    <style:style style:name="P52" style:parent-style-name="Normal" style:family="paragraph">
      <style:text-properties fo:font-weight="bold" style:font-weight-asian="bold" style:font-weight-complex="bold"/>
    </style:style>
    <style:style style:name="P53" style:parent-style-name="Párrafodelista" style:list-style-name="LFO3" style:family="paragraph"/>
    <style:style style:name="T54" style:parent-style-name="Fuentedepárrafopredeter." style:family="text">
      <style:text-properties fo:font-weight="bold" style:font-weight-asian="bold" style:font-weight-complex="bold"/>
    </style:style>
    <style:style style:name="P55" style:parent-style-name="Normal" style:family="paragraph">
      <style:paragraph-properties fo:margin-left="0.7875in">
        <style:tab-stops/>
      </style:paragraph-properties>
    </style:style>
    <style:style style:name="P56" style:parent-style-name="Normal" style:family="paragraph">
      <style:paragraph-properties fo:margin-left="0.7875in">
        <style:tab-stops/>
      </style:paragraph-properties>
    </style:style>
    <style:style style:name="P57" style:parent-style-name="Normal" style:family="paragraph">
      <style:paragraph-properties fo:margin-left="0.7875in">
        <style:tab-stops/>
      </style:paragraph-properties>
    </style:style>
    <style:style style:name="P58" style:parent-style-name="Párrafodelista" style:list-style-name="LFO3" style:family="paragraph"/>
    <style:style style:name="T59" style:parent-style-name="Fuentedepárrafopredeter." style:family="text">
      <style:text-properties fo:font-weight="bold" style:font-weight-asian="bold" style:font-weight-complex="bold"/>
    </style:style>
    <style:style style:name="P60" style:parent-style-name="Párrafodelista" style:family="paragraph">
      <style:paragraph-properties fo:margin-left="0.7875in">
        <style:tab-stops/>
      </style:paragraph-properties>
    </style:style>
    <style:style style:name="P61" style:parent-style-name="Párrafodelista" style:family="paragraph">
      <style:paragraph-properties fo:margin-left="0.7875in">
        <style:tab-stops/>
      </style:paragraph-properties>
    </style:style>
    <style:style style:name="P62" style:parent-style-name="Párrafodelista" style:list-style-name="LFO3" style:family="paragraph"/>
    <style:style style:name="T63" style:parent-style-name="Fuentedepárrafopredeter." style:family="text">
      <style:text-properties fo:font-weight="bold" style:font-weight-asian="bold" style:font-weight-complex="bold"/>
    </style:style>
    <style:style style:name="P64" style:parent-style-name="Párrafodelista" style:family="paragraph">
      <style:paragraph-properties fo:margin-left="0.7875in">
        <style:tab-stops/>
      </style:paragraph-properties>
    </style:style>
    <style:style style:name="P65" style:parent-style-name="Párrafodelista" style:family="paragraph">
      <style:paragraph-properties fo:margin-left="0.7875in">
        <style:tab-stops/>
      </style:paragraph-properties>
    </style:style>
    <style:style style:name="P66" style:parent-style-name="Párrafodelista" style:family="paragraph">
      <style:paragraph-properties fo:margin-left="0.7875in">
        <style:tab-stops/>
      </style:paragraph-properties>
    </style:style>
    <style:style style:name="P67" style:parent-style-name="Párrafodelista" style:list-style-name="LFO3" style:family="paragraph"/>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Párrafodelista" style:family="paragraph">
      <style:paragraph-properties fo:margin-left="0.7875in">
        <style:tab-stops/>
      </style:paragraph-properties>
    </style:style>
    <style:style style:name="T71" style:parent-style-name="Fuentedepárrafopredeter." style:family="text">
      <style:text-properties fo:font-weight="bold" style:font-weight-asian="bold" style:font-weight-complex="bold"/>
    </style:style>
    <style:style style:name="P72" style:parent-style-name="Párrafodelista" style:family="paragraph">
      <style:paragraph-properties fo:margin-left="0.7875in">
        <style:tab-stops/>
      </style:paragraph-properties>
    </style:style>
    <style:style style:name="T73" style:parent-style-name="Fuentedepárrafopredeter." style:family="text">
      <style:text-properties fo:font-weight="bold" style:font-weight-asian="bold" style:font-weight-complex="bold"/>
    </style:style>
    <style:style style:name="P74" style:parent-style-name="Párrafodelista" style:family="paragraph">
      <style:paragraph-properties fo:margin-left="0.7875in">
        <style:tab-stops/>
      </style:paragraph-properties>
    </style:style>
    <style:style style:name="P75" style:parent-style-name="Párrafodelista" style:list-style-name="LFO3" style:family="paragraph"/>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P78" style:parent-style-name="Párrafodelista" style:family="paragraph">
      <style:paragraph-properties fo:margin-left="0.7875in">
        <style:tab-stops/>
      </style:paragraph-properties>
    </style:style>
    <style:style style:name="T79" style:parent-style-name="Fuentedepárrafopredeter." style:family="text">
      <style:text-properties fo:font-weight="bold" style:font-weight-asian="bold" style:font-weight-complex="bold"/>
    </style:style>
    <style:style style:name="P80" style:parent-style-name="Párrafodelista" style:family="paragraph">
      <style:paragraph-properties fo:margin-left="0.7875in">
        <style:tab-stops/>
      </style:paragraph-properties>
    </style:style>
    <style:style style:name="T81" style:parent-style-name="Fuentedepárrafopredeter." style:family="text">
      <style:text-properties fo:font-weight="bold" style:font-weight-asian="bold" style:font-weight-complex="bold"/>
    </style:style>
    <style:style style:name="P82" style:parent-style-name="Párrafodelista" style:family="paragraph">
      <style:paragraph-properties fo:margin-left="0.7875in">
        <style:tab-stops/>
      </style:paragraph-properties>
    </style:style>
    <style:style style:name="P83" style:parent-style-name="Párrafodelista" style:list-style-name="LFO3" style:family="paragraph"/>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P86" style:parent-style-name="Párrafodelista" style:family="paragraph">
      <style:paragraph-properties fo:margin-left="0.7875in">
        <style:tab-stops/>
      </style:paragraph-properties>
    </style:style>
    <style:style style:name="P87" style:parent-style-name="Párrafodelista" style:family="paragraph">
      <style:paragraph-properties fo:margin-left="0.7875in">
        <style:tab-stops/>
      </style:paragraph-properties>
    </style:style>
    <style:style style:name="P88" style:parent-style-name="Párrafodelista" style:family="paragraph">
      <style:paragraph-properties fo:margin-left="0.7875in">
        <style:tab-stops/>
      </style:paragraph-properties>
    </style:style>
    <style:style style:name="P89" style:parent-style-name="Párrafodelista" style:list-style-name="LFO3" style:family="paragraph"/>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font-weight="bold" style:font-weight-asian="bold" style:font-weight-complex="bold"/>
    </style:style>
    <style:style style:name="P92" style:parent-style-name="Párrafodelista" style:family="paragraph">
      <style:paragraph-properties fo:margin-left="0.7875in">
        <style:tab-stops/>
      </style:paragraph-properties>
    </style:style>
    <style:style style:name="P93" style:parent-style-name="Párrafodelista" style:family="paragraph">
      <style:paragraph-properties fo:margin-left="0.7875in">
        <style:tab-stops/>
      </style:paragraph-properties>
    </style:style>
    <style:style style:name="P94" style:parent-style-name="Párrafodelista" style:family="paragraph">
      <style:paragraph-properties fo:margin-left="0.7875in">
        <style:tab-stops/>
      </style:paragraph-properties>
    </style:style>
    <style:style style:name="T95"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T96"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T97"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T98"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T99"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P100" style:parent-style-name="Normal" style:family="paragraph">
      <style:text-properties fo:font-weight="bold" style:font-weight-asian="bold" style:font-weight-complex="bold"/>
    </style:style>
    <style:style style:name="P101" style:parent-style-name="Párrafodelista" style:list-style-name="LFO10" style:family="paragraph">
      <style:paragraph-properties fo:text-align="start" style:vertical-align="auto" fo:margin-top="0.0694in" fo:margin-bottom="0.0694in" fo:line-height="100%"/>
      <style:text-properties fo:hyphenate="true"/>
    </style:style>
    <style:style style:name="T102"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03" style:parent-style-name="Fuentedepárrafopredeter." style:family="text">
      <style:text-properties style:font-name-asian="Times New Roman" style:letter-kerning="false" style:language-asian="es" style:country-asian="ES"/>
    </style:style>
    <style:style style:name="P104" style:parent-style-name="Párrafodelista" style:list-style-name="LFO10" style:family="paragraph">
      <style:paragraph-properties fo:text-align="start" style:vertical-align="auto" fo:margin-top="0.0694in" fo:margin-bottom="0.0694in" fo:line-height="100%"/>
      <style:text-properties fo:hyphenate="true"/>
    </style:style>
    <style:style style:name="T105"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06" style:parent-style-name="Fuentedepárrafopredeter." style:family="text">
      <style:text-properties style:font-name-asian="Times New Roman" style:letter-kerning="false" style:language-asian="es" style:country-asian="ES"/>
    </style:style>
    <style:style style:name="P107" style:parent-style-name="Párrafodelista" style:list-style-name="LFO10" style:family="paragraph">
      <style:paragraph-properties fo:text-align="start" style:vertical-align="auto" fo:margin-top="0.0694in" fo:margin-bottom="0.0694in" fo:line-height="100%"/>
      <style:text-properties fo:hyphenate="true"/>
    </style:style>
    <style:style style:name="T108"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09" style:parent-style-name="Fuentedepárrafopredeter." style:family="text">
      <style:text-properties style:font-name-asian="Times New Roman" style:letter-kerning="false" style:language-asian="es" style:country-asian="ES"/>
    </style:style>
    <style:style style:name="P110" style:parent-style-name="Párrafodelista" style:list-style-name="LFO10" style:family="paragraph">
      <style:paragraph-properties fo:text-align="start" style:vertical-align="auto" fo:margin-top="0.0694in" fo:margin-bottom="0.0694in" fo:line-height="100%"/>
      <style:text-properties fo:hyphenate="true"/>
    </style:style>
    <style:style style:name="T111"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12" style:parent-style-name="Fuentedepárrafopredeter." style:family="text">
      <style:text-properties style:font-name-asian="Times New Roman" style:letter-kerning="false" style:language-asian="es" style:country-asian="ES"/>
    </style:style>
    <style:style style:name="P113" style:parent-style-name="Párrafodelista" style:list-style-name="LFO10" style:family="paragraph">
      <style:paragraph-properties fo:text-align="start" style:vertical-align="auto" fo:margin-top="0.0694in" fo:margin-bottom="0.0694in" fo:line-height="100%"/>
      <style:text-properties fo:hyphenate="true"/>
    </style:style>
    <style:style style:name="T114" style:parent-style-name="Fuentedepárrafopredeter." style:family="text">
      <style:text-properties style:font-name-asian="Times New Roman" fo:font-weight="bold" style:font-weight-asian="bold" style:font-weight-complex="bold" style:letter-kerning="false" style:language-asian="es" style:country-asian="ES"/>
    </style:style>
    <style:style style:name="T115" style:parent-style-name="Fuentedepárrafopredeter." style:family="text">
      <style:text-properties style:font-name-asian="Times New Roman" style:letter-kerning="false" style:language-asian="es" style:country-asian="ES"/>
    </style:style>
    <style:style style:name="P116"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17"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18"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19"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0"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1" style:parent-style-name="Párrafodelista" style:list-style-name="LFO4"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2" style:parent-style-name="NormalWeb" style:list-style-name="LFO6" style:family="paragraph"/>
    <style:style style:name="P123" style:parent-style-name="Párrafodelista" style:list-style-name="LFO6"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4" style:parent-style-name="Párrafodelista" style:list-style-name="LFO6"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5" style:parent-style-name="Párrafodelista" style:list-style-name="LFO6"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6" style:parent-style-name="Párrafodelista" style:list-style-name="LFO6"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7" style:parent-style-name="Párrafodelista" style:list-style-name="LFO6"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8" style:parent-style-name="Párrafodelista" style:list-style-name="LFO7"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29" style:parent-style-name="Párrafodelista" style:list-style-name="LFO7"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30" style:parent-style-name="Párrafodelista" style:list-style-name="LFO7"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31" style:parent-style-name="Párrafodelista" style:list-style-name="LFO7"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32" style:parent-style-name="NormalWeb" style:list-style-name="LFO7" style:family="paragraph"/>
    <style:style style:name="P133" style:parent-style-name="NormalWeb" style:list-style-name="LFO8" style:family="paragraph"/>
    <style:style style:name="P134" style:parent-style-name="NormalWeb" style:list-style-name="LFO8" style:family="paragraph"/>
    <style:style style:name="P135" style:parent-style-name="NormalWeb" style:list-style-name="LFO8" style:family="paragraph"/>
    <style:style style:name="P136" style:parent-style-name="NormalWeb" style:list-style-name="LFO8" style:family="paragraph"/>
    <style:style style:name="P137" style:parent-style-name="NormalWeb" style:list-style-name="LFO8" style:family="paragraph"/>
    <style:style style:name="P138" style:parent-style-name="NormalWeb" style:list-style-name="LFO9" style:family="paragraph"/>
    <style:style style:name="P139" style:parent-style-name="NormalWeb" style:list-style-name="LFO9" style:family="paragraph"/>
    <style:style style:name="P140" style:parent-style-name="NormalWeb" style:list-style-name="LFO9" style:family="paragraph"/>
    <style:style style:name="P141" style:parent-style-name="NormalWeb" style:list-style-name="LFO9" style:family="paragraph"/>
    <style:style style:name="P142" style:parent-style-name="Párrafodelista" style:list-style-name="LFO9"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P143" style:parent-style-name="Párrafodelista" style:list-style-name="LFO9" style:family="paragraph">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T144" style:parent-style-name="Énfasis" style:family="text">
      <style:text-properties fo:font-style="normal" style:font-style-asian="normal" style:font-style-complex="normal"/>
    </style:style>
    <style:style style:name="T145"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P146" style:parent-style-name="NormalWeb" style:list-style-name="LFO11" style:family="paragraph"/>
    <style:style style:name="P147" style:parent-style-name="NormalWeb" style:list-style-name="LFO11" style:family="paragraph"/>
    <style:style style:name="P148" style:parent-style-name="NormalWeb" style:list-style-name="LFO11" style:family="paragraph"/>
    <style:style style:name="P149" style:parent-style-name="NormalWeb" style:list-style-name="LFO11" style:family="paragraph"/>
    <style:style style:name="P150" style:parent-style-name="NormalWeb" style:list-style-name="LFO11" style:family="paragraph"/>
    <style:style style:name="P151" style:parent-style-name="NormalWeb" style:list-style-name="LFO12" style:family="paragraph"/>
    <style:style style:name="P152" style:parent-style-name="NormalWeb" style:list-style-name="LFO12" style:family="paragraph"/>
    <style:style style:name="P153" style:parent-style-name="NormalWeb" style:list-style-name="LFO12" style:family="paragraph"/>
    <style:style style:name="T154" style:parent-style-name="Textoennegrita" style:family="text">
      <style:text-properties fo:color="#000000" fo:font-size="12pt" style:font-size-asian="12pt" style:font-size-complex="12pt" style:text-underline-type="single" style:text-underline-style="solid" style:text-underline-width="auto" style:text-underline-mode="continuous"/>
    </style:style>
    <style:style style:name="P155" style:parent-style-name="NormalWeb" style:list-style-name="LFO13" style:family="paragraph"/>
    <style:style style:name="P156" style:parent-style-name="NormalWeb" style:list-style-name="LFO13" style:family="paragraph"/>
    <style:style style:name="P157" style:parent-style-name="NormalWeb" style:list-style-name="LFO13" style:family="paragraph"/>
    <style:style style:name="P158" style:parent-style-name="NormalWeb" style:list-style-name="LFO14" style:family="paragraph"/>
    <style:style style:name="P159" style:parent-style-name="NormalWeb" style:list-style-name="LFO14" style:family="paragraph"/>
    <style:style style:name="P160" style:parent-style-name="NormalWeb" style:list-style-name="LFO14" style:family="paragraph"/>
    <style:style style:name="P161" style:parent-style-name="NormalWeb" style:list-style-name="LFO14" style:family="paragraph"/>
    <style:style style:name="P162" style:parent-style-name="NormalWeb" style:list-style-name="LFO14" style:family="paragraph"/>
    <style:style style:name="P163" style:parent-style-name="Título2" style:family="paragraph">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64" style:parent-style-name="Título3" style:family="paragraph">
      <style:text-properties fo:font-weight="bold" style:font-weight-asian="bold" style:font-weight-complex="bold" fo:color="#000000" fo:font-size="12pt" style:font-size-asian="12pt" style:font-size-complex="12pt"/>
    </style:style>
    <style:style style:name="P165" style:parent-style-name="NormalWeb" style:list-style-name="LFO15" style:family="paragraph"/>
    <style:style style:name="P166" style:parent-style-name="NormalWeb" style:list-style-name="LFO15" style:family="paragraph"/>
    <style:style style:name="P167" style:parent-style-name="NormalWeb" style:list-style-name="LFO15" style:family="paragraph"/>
    <style:style style:name="P168" style:parent-style-name="Título3" style:family="paragraph">
      <style:text-properties fo:font-weight="bold" style:font-weight-asian="bold" style:font-weight-complex="bold" fo:color="#000000" fo:font-size="12pt" style:font-size-asian="12pt" style:font-size-complex="12pt"/>
    </style:style>
    <style:style style:name="P169" style:parent-style-name="NormalWeb" style:list-style-name="LFO16" style:family="paragraph"/>
    <style:style style:name="P170" style:parent-style-name="NormalWeb" style:list-style-name="LFO16" style:family="paragraph"/>
    <style:style style:name="P171" style:parent-style-name="NormalWeb" style:list-style-name="LFO16" style:family="paragraph"/>
    <style:style style:name="P172" style:parent-style-name="Título3" style:family="paragraph">
      <style:text-properties fo:font-weight="bold" style:font-weight-asian="bold" style:font-weight-complex="bold" fo:color="#000000" fo:font-size="12pt" style:font-size-asian="12pt" style:font-size-complex="12pt"/>
    </style:style>
    <style:style style:name="P173" style:parent-style-name="NormalWeb" style:list-style-name="LFO17" style:family="paragraph"/>
    <style:style style:name="P174" style:parent-style-name="NormalWeb" style:list-style-name="LFO17" style:family="paragraph"/>
    <style:style style:name="P175" style:parent-style-name="NormalWeb" style:list-style-name="LFO17" style:family="paragraph"/>
    <style:style style:name="P176" style:parent-style-name="Título3" style:family="paragraph">
      <style:text-properties fo:font-weight="bold" style:font-weight-asian="bold" style:font-weight-complex="bold" fo:color="#000000" fo:font-size="12pt" style:font-size-asian="12pt" style:font-size-complex="12pt"/>
    </style:style>
    <style:style style:name="P177" style:parent-style-name="NormalWeb" style:list-style-name="LFO18" style:family="paragraph"/>
    <style:style style:name="P178" style:parent-style-name="NormalWeb" style:list-style-name="LFO18" style:family="paragraph"/>
    <style:style style:name="P179" style:parent-style-name="NormalWeb" style:list-style-name="LFO18" style:family="paragraph"/>
    <style:style style:name="P180" style:parent-style-name="Título3" style:family="paragraph">
      <style:text-properties fo:font-weight="bold" style:font-weight-asian="bold" style:font-weight-complex="bold" fo:color="#000000" fo:font-size="12pt" style:font-size-asian="12pt" style:font-size-complex="12pt"/>
    </style:style>
    <style:style style:name="P181" style:parent-style-name="NormalWeb" style:list-style-name="LFO19" style:family="paragraph"/>
    <style:style style:name="P182" style:parent-style-name="NormalWeb" style:list-style-name="LFO19" style:family="paragraph"/>
    <style:style style:name="P183" style:parent-style-name="NormalWeb" style:list-style-name="LFO19" style:family="paragraph"/>
    <style:style style:name="P184" style:parent-style-name="Título4" style:family="paragraph">
      <style:text-properties fo:font-weight="bold" style:font-weight-asian="bold" style:font-weight-complex="bold" fo:font-style="normal" style:font-style-asian="normal" style:font-style-complex="normal" fo:color="#000000"/>
    </style:style>
    <style:style style:name="P185" style:parent-style-name="NormalWeb" style:list-style-name="LFO20" style:family="paragraph"/>
    <style:style style:name="P186" style:parent-style-name="NormalWeb" style:list-style-name="LFO20" style:family="paragraph"/>
    <style:style style:name="P187" style:parent-style-name="NormalWeb" style:list-style-name="LFO20" style:family="paragraph"/>
    <style:style style:name="P188" style:parent-style-name="Título4" style:family="paragraph">
      <style:text-properties fo:font-weight="bold" style:font-weight-asian="bold" style:font-weight-complex="bold" fo:font-style="normal" style:font-style-asian="normal" style:font-style-complex="normal" fo:color="#000000"/>
    </style:style>
    <style:style style:name="P189" style:parent-style-name="NormalWeb" style:list-style-name="LFO21" style:family="paragraph"/>
    <style:style style:name="P190" style:parent-style-name="NormalWeb" style:list-style-name="LFO21" style:family="paragraph"/>
    <style:style style:name="P191" style:parent-style-name="NormalWeb" style:list-style-name="LFO21" style:family="paragraph"/>
    <style:style style:name="P192" style:parent-style-name="Título4" style:family="paragraph">
      <style:text-properties fo:font-weight="bold" style:font-weight-asian="bold" style:font-weight-complex="bold" fo:font-style="normal" style:font-style-asian="normal" style:font-style-complex="normal" fo:color="#000000"/>
    </style:style>
    <style:style style:name="P193" style:parent-style-name="NormalWeb" style:list-style-name="LFO22" style:family="paragraph"/>
    <style:style style:name="P194" style:parent-style-name="NormalWeb" style:list-style-name="LFO22" style:family="paragraph"/>
    <style:style style:name="P195" style:parent-style-name="NormalWeb" style:list-style-name="LFO22" style:family="paragraph"/>
    <style:style style:name="P196" style:parent-style-name="Título3" style:family="paragraph">
      <style:text-properties fo:font-weight="bold" style:font-weight-asian="bold" style:font-weight-complex="bold" fo:color="#000000" fo:font-size="12pt" style:font-size-asian="12pt" style:font-size-complex="12pt"/>
    </style:style>
    <style:style style:name="T197" style:parent-style-name="Textoennegrita" style:family="text">
      <style:text-properties fo:font-weight="normal" style:font-weight-asian="normal" style:font-weight-complex="normal"/>
    </style:style>
    <style:style style:name="P198" style:parent-style-name="Sinespaciado" style:family="paragraph">
      <style:paragraph-properties fo:text-align="justify"/>
      <style:text-properties style:font-name="Times New Roman"/>
    </style:style>
    <style:style style:name="P199" style:parent-style-name="Sinespaciado" style:family="paragraph">
      <style:paragraph-properties fo:text-align="justify"/>
      <style:text-properties style:font-name="Times New Roman" fo:font-weight="bold" style:font-weight-asian="bold" style:font-weight-complex="bold"/>
    </style:style>
    <style:style style:name="P200" style:parent-style-name="Sinespaciado" style:family="paragraph">
      <style:paragraph-properties fo:text-align="justify"/>
      <style:text-properties style:font-name="Times New Roman"/>
    </style:style>
    <style:style style:name="T201" style:parent-style-name="Fuentedepárrafopredeter." style:family="text">
      <style:text-properties fo:font-style="italic" style:font-style-asian="italic" style:font-style-complex="italic"/>
    </style:style>
    <style:style style:name="T202" style:parent-style-name="Fuentedepárrafopredeter." style:family="text">
      <style:text-properties fo:font-style="italic" style:font-style-asian="italic" style:font-style-complex="italic"/>
    </style:style>
    <style:style style:name="T203" style:parent-style-name="Fuentedepárrafopredeter." style:family="text">
      <style:text-properties fo:font-style="italic" style:font-style-asian="italic" style:font-style-complex="italic"/>
    </style:style>
    <style:style style:name="T204" style:parent-style-name="Fuentedepárrafopredeter." style:family="text">
      <style:text-properties fo:font-style="italic" style:font-style-asian="italic" style:font-style-complex="italic"/>
    </style:style>
    <style:style style:name="T205" style:parent-style-name="Fuentedepárrafopredeter." style:family="text">
      <style:text-properties fo:font-style="italic" style:font-style-asian="italic" style:font-style-complex="italic"/>
    </style:style>
    <style:style style:name="T206" style:parent-style-name="Fuentedepárrafopredeter." style:family="text">
      <style:text-properties fo:font-style="italic" style:font-style-asian="italic" style:font-style-complex="italic"/>
    </style:style>
    <style:style style:name="T207" style:parent-style-name="Fuentedepárrafopredeter." style:family="text">
      <style:text-properties fo:font-style="italic" style:font-style-asian="italic" style:font-style-complex="italic"/>
    </style:style>
    <style:style style:name="T208" style:parent-style-name="Fuentedepárrafopredeter." style:family="text">
      <style:text-properties fo:font-style="italic" style:font-style-asian="italic" style:font-style-complex="italic"/>
    </style:style>
    <style:style style:name="T209" style:parent-style-name="Fuentedepárrafopredeter." style:family="text">
      <style:text-properties fo:font-style="italic" style:font-style-asian="italic" style:font-style-complex="italic"/>
    </style:style>
    <style:style style:name="T210" style:parent-style-name="Fuentedepárrafopredeter." style:family="text">
      <style:text-properties fo:font-style="italic" style:font-style-asian="italic" style:font-style-complex="italic"/>
    </style:style>
    <style:style style:name="T211" style:parent-style-name="Fuentedepárrafopredeter." style:family="text">
      <style:text-properties fo:font-style="italic" style:font-style-asian="italic" style:font-style-complex="italic"/>
    </style:style>
  </office:automatic-styles>
  <office:body>
    <office:text text:use-soft-page-breaks="true">
      <text:p text:style-name="P1">Contexto educativo: Bachillerato en Andalucía y el problema del fracaso escolar</text:p>
      <text:p text:style-name="P2"><text:span text:style-name="T3">El fracaso escolar en Bachillerato no siempre se relaciona con la falta de capacidad del alumnado, sino con factores como la desmotivación, la mala gestión del tiempo y la ausencia de métodos de estudio eficaces. En Andalucía, aunque la tasa de abandono escolar temprano se redujo en 2024 hasta el<text:s/></text:span><text:span text:style-name="T4">15,54 %</text:span><text:span text:style-name="T5">, sigue siendo una de las más altas de España (Junta de Andalucía, 2024).</text:span></text:p>
      <text:p text:style-name="P6"><text:span text:style-name="T7">Este descenso representa una caída de<text:s/></text:span><text:span text:style-name="T8">1,3 puntos respecto al año anterior</text:span><text:span text:style-name="T9"><text:s/>y un descenso acumulado de casi<text:s/></text:span><text:span text:style-name="T10">6,5 puntos desde 2018</text:span><text:span text:style-name="T11">, cuando la tasa alcanzaba el 21,9 </text:span><text:span text:style-name="T12">%. Esta</text:span><text:span text:style-name="T13"><text:s/>mejora sitúa a Andalucía todavía por encima de la media nacional (alrededor del 13 %) y evidencia el desafío persistente del abandono escolar (Junta de Andalucía, 2024; Europa Press, 202</text:span><text:span text:style-name="T14">5</text:span><text:span text:style-name="T15">).</text:span></text:p>
      <text:p text:style-name="P16"><text:span text:style-name="T17">Según el informe de Dide “El fracaso escolar en Andalucía”, el coste económico estimado del fracaso escolar en distintos niveles educativos en el curso 2022</text:span><text:span text:style-name="T18">‑2023 alcanzó los<text:s/></text:span><text:span text:style-name="T19">1.067,2 millones de euros</text:span><text:span text:style-name="T20"><text:s/>(Dide, 2024). Esa cifra integra los costes relacionados con la repetición, el abandono temprano y el fracaso en distintas etapas. En el mismo informe se indica que, en Bachillerato, el abandono temprano afectó a<text:s/></text:span><text:span text:style-name="T21">14.752 alumnos</text:span><text:span text:style-name="T22"><text:s/>en ese curso (Dide, 2024).</text:span></text:p>
      <text:p text:style-name="P23"><text:span text:style-name="T24">En cuanto al alumnado matriculado, en el curso 2022/2023 fueron<text:s/></text:span><text:span text:style-name="T25">120.595 alumnos</text:span><text:span text:style-name="T26"><text:s/>(excluyendo enseñanzas de adultos y modalidades a distancia) en centros públicos, concertados y privados no concertados (Dide, 2024). En el curso siguiente, 2023/2024, la cifra se elevó a<text:s/></text:span><text:span text:style-name="T27">122.441 alumnos</text:span><text:span text:style-name="T28"><text:s/>(Junta de Andalucía, 2024a).</text:span></text:p>
      <text:p text:style-name="P29"><text:span text:style-name="T30">Diversos estudios y artículos recientes respaldan que los estudiantes que aplican métodos activos —como Pomodoro, mapas mentales, técnica Feynman o flashcards— mejoran su comprensión y retención frente a técnicas pasivas como la relectura o el subrayado</text:span><text:s/>(Harvard, 2025; UNIR, 2025; El País, 2024; La Razón, 2025)<text:span text:style-name="T31">. Por ello, la aplicación propuesta busca confrontar este problema, ayudando a los estudiantes a organizar su tiempo de estudio y descubrir el método que mejor se adapte a su perfil, fomentando autonomía, planificación y mejora del rendimiento académico.</text:span></text:p>
      <text:p text:style-name="Normal"/>
      <text:p text:style-name="P32">ODS 4: Educación de Calidad y su relación con Bachillerato</text:p>
      <text:p text:style-name="Normal">El Objetivo de Desarrollo Sostenible 4 (ODS 4) busca garantizar una educación inclusiva, equitativa y de calidad, promoviendo oportunidades de aprendizaje durante toda la vida. Para estudiantes de Bachillerato, este objetivo es clave, ya que se trata de una etapa crítica en la consolidación de competencias académicas y personales.</text:p>
      <text:p text:style-name="P33">Metas<text:s/>del ODS 4 aplicables a Bachillerato</text:p>
      <text:list text:style-name="LFO1" text:continue-numbering="true">
        <text:list-item>
          <text:p text:style-name="P34"><text:span text:style-name="T35">Meta 4.1: Acceso y finalización de la educación secundaria</text:span></text:p>
          <text:list text:continue-numbering="true">
            <text:list-item>
              <text:p text:style-name="P36">Garantizar que todos los jóvenes completen la educación secundaria con resultados de aprendizaje eficaces.</text:p>
            </text:list-item>
            <text:list-item>
              <text:p text:style-name="P37">La aplicación propuesta apoya a los alumnos para finalizar el Bachillerato con éxito, proporcionando herramientas para planificar tareas, exámenes y gestionar el tiempo de manera efectiva.</text:p>
            </text:list-item>
          </text:list>
        </text:list-item>
        <text:list-item>
          <text:p text:style-name="P38"><text:span text:style-name="T39">Meta 4.4: Habilidades y competencias</text:span></text:p>
          <text:list text:continue-numbering="true">
            <text:list-item>
              <text:p text:style-name="P40">Aumentar el número de jóvenes con competencias técnicas, cognitivas y socioemocionales necesarias para continuar la educación o integrarse al mercado laboral.</text:p>
            </text:list-item>
            <text:list-item>
              <text:p text:style-name="P41">La identificación de métodos de estudio personalizados permite desarrollar habilidades cognitivas y metacognitivas, promoviendo un aprendizaje más eficiente y autónomo.</text:p>
            </text:list-item>
          </text:list>
        </text:list-item>
        <text:list-item>
          <text:p text:style-name="P42"><text:span text:style-name="T43">Meta<text:s/></text:span><text:span text:style-name="T44">4.7: Educación para la vida y el desarrollo sostenible</text:span></text:p>
          <text:list text:continue-numbering="true">
            <text:list-item>
              <text:p text:style-name="P45">Promover habilidades, valores y estrategias que favorezcan el desarrollo personal, social y académico.</text:p>
            </text:list-item>
            <text:list-item>
              <text:p text:style-name="P46">La aplicación fomenta hábitos de planificación, autorregulación y autoconocimiento, competencias fundamentales para la vida académica y profesional.</text:p>
            </text:list-item>
          </text:list>
        </text:list-item>
      </text:list>
      <text:p text:style-name="P47">Impacto esperado en el contexto de Bachillerato</text:p>
      <text:list text:style-name="LFO2" text:continue-numbering="true">
        <text:list-item>
          <text:p text:style-name="P48">Reducir el fracaso escolar y el abandono escolar temprano mediante apoyo personalizado.</text:p>
        </text:list-item>
        <text:list-item>
          <text:p text:style-name="P49">Mejorar la autonomía y la motivación del alumnado, permitiendo que desarrollen su propio ritmo de aprendizaje.</text:p>
        </text:list-item>
        <text:list-item>
          <text:p text:style-name="P50">Facilitar la aplicación de técnicas de estudio efectivas, mejorando comprensión, retención y rendimiento académico.</text:p>
        </text:list-item>
        <text:list-item>
          <text:p text:style-name="P51">Contribuir a una educación inclusiva y de calidad, asegurando que todos los estudiantes puedan acceder a estrategias de aprendizaje adaptadas a sus necesidades.</text:p>
        </text:list-item>
      </text:list>
      <text:p text:style-name="P52">Competencias directas</text:p>
      <text:list text:style-name="LFO3" text:continue-numbering="true">
        <text:list-item>
          <text:p text:style-name="P53"><text:span text:style-name="T54">MyStudyLife:</text:span><text:s/>Es una aplicación de planificación estudiantil que permite al alumnado gestionar horario/clases, tareas, exámenes, y utiliza recordatorios inteligentes. Soporta temporizador tipo Pomodoro para estudiar con foco.</text:p>
        </text:list-item>
      </text:list>
      <text:p text:style-name="P55">-Coincidencias: planificación del tiempo, gestión de tareas/exámenes, enfoque en la organización del estudiante.</text:p>
      <text:p text:style-name="P56">-Diferencias: no incluye la opción de identificar cual es el mejor método de estudio para<text:s/>el estudiante según su perfil y la asignatura ni una guía sobre cómo llevar a cabo dichos métodos de estudio personalizados.<text:s/></text:p>
      <text:p text:style-name="P57">Enlace oficial:<text:s/><text:a xlink:href="https://mystudylife.com" office:target-frame-name="_top" xlink:show="replace"><text:span text:style-name="Hipervínculo">https://mystud</text:span><text:bookmark-start text:name="_Hlt212918538"/><text:bookmark-start text:name="_Hlt212918539"/><text:span text:style-name="Hipervínculo">y</text:span><text:bookmark-start text:name="_Hlt212918556"/><text:bookmark-start text:name="_Hlt212918557"/><text:bookmark-end text:name="_Hlt212918538"/><text:bookmark-end text:name="_Hlt212918539"/><text:span text:style-name="Hipervínculo">l</text:span><text:bookmark-end text:name="_Hlt212918556"/><text:bookmark-end text:name="_Hlt212918557"/><text:span text:style-name="Hipervínculo">ife.com</text:span></text:a></text:p>
      <text:soft-page-break/>
      <text:list text:style-name="LFO3" text:continue-numbering="true">
        <text:list-item>
          <text:p text:style-name="P58"><text:span text:style-name="T59">Brainscape</text:span>: App basada en flashcards con algoritmo de repetición espaciada (spaced repetition) para retención de conocimiento, que permite crear/importar flashcards, organizar materias y estudiar de manera activa.</text:p>
        </text:list-item>
      </text:list>
      <text:p text:style-name="P60">-Coincidencias: Método de estudio activo (flashcards), mejora de retención, personalización del aprendizaje.</text:p>
      <text:p text:style-name="P61">-Diferencias: Solamente trabaja un método de estudio, no hace<text:s/>un test para que el estudiante sepa si este método de estudio se adapta él, ni gestiona el calendario o el tiempo de estudio; se centra únicamente en la memorización y revisión de contenidos.</text:p>
      <text:p text:style-name="Normal"><text:tab/><text:s text:c="7"/>Enlace oficial:<text:s/><text:a xlink:href="https://www.brainscape.com" office:target-frame-name="_top" xlink:show="replace"><text:span text:style-name="Hipervínculo">https://www.brains</text:span><text:bookmark-start text:name="_Hlt212918571"/><text:bookmark-start text:name="_Hlt212918572"/><text:span text:style-name="Hipervínculo">c</text:span><text:bookmark-end text:name="_Hlt212918571"/><text:bookmark-end text:name="_Hlt212918572"/><text:span text:style-name="Hipervínculo">a</text:span><text:bookmark-start text:name="_Hlt212918547"/><text:bookmark-start text:name="_Hlt212918548"/><text:span text:style-name="Hipervínculo">p</text:span><text:bookmark-end text:name="_Hlt212918547"/><text:bookmark-end text:name="_Hlt212918548"/><text:span text:style-name="Hipervínculo">e.com</text:span></text:a></text:p>
      <text:list text:style-name="LFO3" text:continue-numbering="true">
        <text:list-item>
          <text:p text:style-name="P62"><text:span text:style-name="T63">Studeam:</text:span><text:s/>Está centrado en gestionar las tareas de estudio para<text:s/>estudiantes de secundaria/universidad, con planificación automática, avisos cuando falta tiempo para completar tareas, y ayuda para estructurar la jornada de estudio.</text:p>
        </text:list-item>
      </text:list>
      <text:p text:style-name="P64">-Coincidencias: Organización del tiempo de estudio y planificación personalizada.</text:p>
      <text:p text:style-name="P65">-Diferencias: no ofrece recomendaciones sobre métodos de estudio ni adaptación a estilos de aprendizaje individuales; carece de seguimiento de técnicas de estudio activas como Pomodoro o mapas mentales.</text:p>
      <text:p text:style-name="P66">Enlace oficial:<text:s/><text:a xlink:href="https://taskntime.org/studeam-3/" office:target-frame-name="_top" xlink:show="replace"><text:span text:style-name="Hipervínculo">https://taskntime.org/studeam-3/</text:span></text:a></text:p>
      <text:list text:style-name="LFO3" text:continue-numbering="true">
        <text:list-item>
          <text:p text:style-name="P67"><text:span text:style-name="T68">S</text:span><text:span text:style-name="T69">tudySmarter:</text:span><text:s/>ofrece muchos recursos de estudio, como tarjetas de aprendizaje, exámenes simulados y un calendario de planificación de tareas.</text:p>
        </text:list-item>
      </text:list>
      <text:p text:style-name="P70"><text:span text:style-name="T71">-</text:span>Coincidencias: planificación del tiempo, gestión de tareas/exámenes, técnicas de estudio activas como flashcards.</text:p>
      <text:p text:style-name="P72"><text:span text:style-name="T73">-</text:span>Diferencias: no adapta los métodos de estudio según el estilo del alumno ni combina la gestión del tiempo con técnicas personalizadas de aprendizaje; tampoco ofrece una guía paso a paso para aplicar los métodos de manera óptima.</text:p>
      <text:p text:style-name="P74">Enlace oficial:<text:s/><text:a xlink:href="https://www.studysmarter.es/" office:target-frame-name="_top" xlink:show="replace"><text:span text:style-name="Hipervínculo">https://www.studysmarter.es/</text:span></text:a></text:p>
      <text:list text:style-name="LFO3" text:continue-numbering="true">
        <text:list-item>
          <text:p text:style-name="P75"><text:span text:style-name="T76">S</text:span><text:span text:style-name="T77">choolify</text:span><text:s/>permite organizar horarios, gestionar tareas y recibir notificaciones de plazos y exámenes.</text:p>
        </text:list-item>
      </text:list>
      <text:p text:style-name="P78"><text:span text:style-name="T79">-</text:span>Coincidencias: organización del tiempo, planificación de tareas, recordatorios inteligentes.</text:p>
      <text:p text:style-name="P80"><text:span text:style-name="T81">-</text:span>Diferencias: carece de personalización según estilo de aprendizaje y no incorpora métodos de estudio activos como mapas mentales o<text:s/>Pomodoro.</text:p>
      <text:p text:style-name="P82">Enlace oficial:<text:s/><text:a xlink:href="https://www.schoolify.com/" office:target-frame-name="_top" xlink:show="replace"><text:span text:style-name="Hipervínculo">https://www.schoolify.com/</text:span></text:a></text:p>
      <text:soft-page-break/>
      <text:list text:style-name="LFO3" text:continue-numbering="true">
        <text:list-item>
          <text:p text:style-name="P83"><text:span text:style-name="T84">E</text:span><text:span text:style-name="T85">asy Study</text:span>: Permite al estudiante crear un plan de estudio personalizado introduciendo las asignaturas y frecuencia semanal, genera automáticamente una programación, incluye historial de horas de estudio y notificaciones.</text:p>
        </text:list-item>
      </text:list>
      <text:p text:style-name="P86">-Coincidencias: planificación del tiempo de estudio, gestión de asignaturas/actividades diarias.</text:p>
      <text:p text:style-name="P87">-Diferencias: no evalúa el estilo de aprendizaje del estudiante ni sugiere métodos de estudio adaptados al perfil o asignatura; no ofrece guía sobre cómo aplicar distintos métodos.</text:p>
      <text:p text:style-name="P88">Enlace oficial:<text:s/><text:a xlink:href="https://apps.apple.com/es/app/easy-study-tareas-y-revision/id993247888" office:target-frame-name="_top" xlink:show="replace"><text:span text:style-name="Hipervínculo">https://apps.appl</text:span><text:bookmark-start text:name="_Hlt212918489"/><text:bookmark-start text:name="_Hlt212918490"/><text:span text:style-name="Hipervínculo">e</text:span><text:bookmark-end text:name="_Hlt212918489"/><text:bookmark-end text:name="_Hlt212918490"/><text:span text:style-name="Hipervínculo">.com/es/app/easy-study-tareas-y-revision/id993247888</text:span></text:a></text:p>
      <text:list text:style-name="LFO3" text:continue-numbering="true">
        <text:list-item>
          <text:p text:style-name="P89"><text:span text:style-name="T90">K</text:span><text:span text:style-name="T91">nowunity:</text:span><text:s/>Comunidad de estudio con IA para estudiantes de entre 11 y 18 años, que ofrece apuntes, resúmenes, flashcards, quizzes y un escáner de preguntas.</text:p>
        </text:list-item>
      </text:list>
      <text:p text:style-name="P92">-Coincidencias: ofrece materiales de apoyo, técnicas de estudio activas (flashcards, quizzes), personalización del aprendizaje.</text:p>
      <text:p text:style-name="P93">-Diferencias: no se centra principalmente en la planificación del tiempo ni en la gestión de tareas/exámenes con calendario; no integra explícitamente la selección del método de estudio según perfil del alumno como eje central.</text:p>
      <text:p text:style-name="P94">Enlace oficial:<text:s/><text:a xlink:href="https://knowunity.es/" office:target-frame-name="_top" xlink:show="replace"><text:span text:style-name="Hipervínculo">https://know</text:span><text:bookmark-start text:name="_Hlt212918359"/><text:bookmark-start text:name="_Hlt212918360"/><text:span text:style-name="Hipervínculo">u</text:span><text:bookmark-end text:name="_Hlt212918359"/><text:bookmark-end text:name="_Hlt212918360"/><text:span text:style-name="Hipervínculo">nity.es/</text:span></text:a><text:s/></text:p>
      <text:p text:style-name="Normal">Analizando estas apps, se observa que la mayoría cubre aspectos parciales como la planificación del tiempo o la utilización de una técnica de estudio en concreto, pero ninguna integra de manera completa gestión del tiempo, personalización del método de estudio<text:s/>y seguimiento activo de técnicas de aprendizaje. Esto define claramente el valor diferencial de mi aplicación, que combina estas tres dimensiones para el estudiante de Bachillerato.</text:p>
      <text:p text:style-name="Normal"/>
      <text:h text:style-name="Título3" text:outline-level="3"><text:span text:style-name="T95">Buyer Persona: Ana, 1</text:span><text:span text:style-name="T96">6</text:span><text:span text:style-name="T97"><text:s/>años, estudiante de<text:s/></text:span><text:span text:style-name="T98">1</text:span><text:span text:style-name="T99">º de Bachillerato</text:span></text:h>
      <text:p text:style-name="Normal"/>
      <text:p text:style-name="P100">Información general:</text:p>
      <text:list text:style-name="LFO10" text:continue-numbering="true">
        <text:list-item>
          <text:p text:style-name="P101"><text:span text:style-name="T102">Edad:</text:span><text:span text:style-name="T103"><text:s/>16</text:span></text:p>
        </text:list-item>
        <text:list-item>
          <text:p text:style-name="P104"><text:span text:style-name="T105">Ubicación:</text:span><text:span text:style-name="T106"><text:s/>Sevilla, Andalucía</text:span></text:p>
        </text:list-item>
        <text:list-item>
          <text:p text:style-name="P107"><text:span text:style-name="T108">Curso:</text:span><text:span text:style-name="T109"><text:s/>1º de Bachillerato, modalidad Ciencias de la Salud</text:span></text:p>
        </text:list-item>
        <text:list-item>
          <text:p text:style-name="P110"><text:span text:style-name="T111">Tipo de centro:</text:span><text:span text:style-name="T112"><text:s/>Público</text:span></text:p>
        </text:list-item>
        <text:list-item>
          <text:p text:style-name="P113"><text:span text:style-name="T114">Contexto familiar:</text:span><text:span text:style-name="T115"><text:s/>Vive con sus padres y un hermano menor. La familia está preocupada por su rendimiento académico y su futuro profesional, aunque Ana aún no tiene claro qué carrera universitaria o ciclo formativo quiere estudiar.</text:span></text:p>
        </text:list-item>
      </text:list>
      <text:p text:style-name="NormalWeb"><text:span text:style-name="Textoennegrita">Perfil académico:</text:span></text:p>
      <text:soft-page-break/>
      <text:list text:style-name="LFO4" text:continue-numbering="true">
        <text:list-item>
          <text:p text:style-name="P116">Capacidad intelectual buena, motivación media</text:p>
        </text:list-item>
        <text:list-item>
          <text:p text:style-name="P117">Interés especial en biología, química y anatomía, aunque siente que algunas asignaturas se le hacen más difíciles de organizar</text:p>
        </text:list-item>
        <text:list-item>
          <text:p text:style-name="P118">Dificultad para elegir el método de estudio adecuado según la asignatura</text:p>
        </text:list-item>
        <text:list-item>
          <text:p text:style-name="P119">Suele dejar tareas y estudio para última hora</text:p>
        </text:list-item>
        <text:list-item>
          <text:p text:style-name="P120">Olvida entregar trabajos o estudiar para exámenes si no hay recordatorios</text:p>
        </text:list-item>
        <text:list-item>
          <text:p text:style-name="P121">Busca estrategias de estudio prácticas y que le permitan aprovechar mejor su tiempo</text:p>
        </text:list-item>
      </text:list>
      <text:p text:style-name="NormalWeb"><text:span text:style-name="Textoennegrita">Objetivos personales y académicos:</text:span></text:p>
      <text:list text:style-name="LFO6" text:continue-numbering="true">
        <text:list-item>
          <text:p text:style-name="P122">Aprobar todas las asignaturas con buenas calificaciones</text:p>
        </text:list-item>
        <text:list-item>
          <text:p text:style-name="P123">Descubrir qué método de estudio se adapta mejor a su perfil y asignatura</text:p>
        </text:list-item>
        <text:list-item>
          <text:p text:style-name="P124">Mejorar la planificación y evitar olvidos de tareas y exámenes</text:p>
        </text:list-item>
        <text:list-item>
          <text:p text:style-name="P125">Reducir el estrés relacionado con la carga académica y exámenes</text:p>
        </text:list-item>
        <text:list-item>
          <text:p text:style-name="P126">Desarrollar hábitos de estudio sostenibles que le sirvan a largo plazo</text:p>
        </text:list-item>
        <text:list-item>
          <text:p text:style-name="P127">Ganar confianza en su capacidad de organización y aprendizaje</text:p>
        </text:list-item>
      </text:list>
      <text:p text:style-name="NormalWeb"><text:span text:style-name="Textoennegrita">Frustraciones:</text:span></text:p>
      <text:list text:style-name="LFO7" text:continue-numbering="true">
        <text:list-item>
          <text:p text:style-name="P128">No sabe qué técnica de estudio usar según la asignatura (subrayado, Pomodoro, mapas mentales, flashcards, Feynman…)</text:p>
        </text:list-item>
        <text:list-item>
          <text:p text:style-name="P129">Falta de recordatorios automáticos para tareas, trabajos y exámenes</text:p>
        </text:list-item>
        <text:list-item>
          <text:p text:style-name="P130">Se siente abrumada por la cantidad de contenido y fechas límite</text:p>
        </text:list-item>
        <text:list-item>
          <text:p text:style-name="P131">Sensación de ansiedad ante evaluaciones importantes</text:p>
        </text:list-item>
        <text:list-item>
          <text:p text:style-name="P132">Falta de orientación sobre cómo organizar un plan de estudio personalizado</text:p>
        </text:list-item>
      </text:list>
      <text:p text:style-name="NormalWeb"><text:span text:style-name="Textoennegrita">Comportamiento y hábitos:</text:span></text:p>
      <text:list text:style-name="LFO8" text:continue-numbering="true">
        <text:list-item>
          <text:p text:style-name="P133">Usa el móvil<text:s/>constantemente y le gustan aplicaciones intuitivas y visuales</text:p>
        </text:list-item>
        <text:list-item>
          <text:p text:style-name="P134">Le gustan las apps con interfaz sencilla, visual y que den resultados concretos</text:p>
        </text:list-item>
        <text:list-item>
          <text:p text:style-name="P135">Prefiere técnicas de estudio activas, pero necesita orientación sobre cómo aplicarlas correctamente</text:p>
        </text:list-item>
        <text:list-item>
          <text:p text:style-name="P136">Consulta vídeos de YouTube sobre técnicas de estudio y memorización</text:p>
        </text:list-item>
        <text:list-item>
          <text:p text:style-name="P137">Tiende a estudiar en sesiones largas sin planificación, perdiendo eficiencia</text:p>
        </text:list-item>
      </text:list>
      <text:p text:style-name="NormalWeb"><text:span text:style-name="Textoennegrita">Necesidades:</text:span></text:p>
      <text:list text:style-name="LFO9" text:continue-numbering="true">
        <text:list-item>
          <text:p text:style-name="P138">Evaluar su estilo de aprendizaje (visual, auditivo, kinestésico, lector/escritor) y recibir métodos adaptados</text:p>
        </text:list-item>
        <text:list-item>
          <text:p text:style-name="P139">Planificación efectiva de tareas, exámenes y sesiones de estudio</text:p>
        </text:list-item>
        <text:list-item>
          <text:p text:style-name="P140">Guía paso a paso para aplicar técnicas de estudio activas (Pomodoro, mapas mentales, Feynman, flashcards)</text:p>
        </text:list-item>
        <text:list-item>
          <text:p text:style-name="P141">Seguimiento de su progreso y resultados para aumentar motivación y constancia</text:p>
        </text:list-item>
        <text:list-item>
          <text:p text:style-name="P142">Posibilidad de adaptar su planificación según cambios de horario o urgencias académicas</text:p>
        </text:list-item>
        <text:list-item>
          <text:p text:style-name="P143">Herramientas que integren la organización del tiempo con el aprendizaje activo</text:p>
        </text:list-item>
      </text:list>
      <text:p text:style-name="NormalWeb"><text:span text:style-name="Textoennegrita">Mensaje clave para Ana:</text:span></text:p>
      <text:soft-page-break/>
      <text:p text:style-name="NormalWeb"><text:line-break/><text:span text:style-name="T144">"Descubre tu método de estudio ideal, organiza tu tiempo y aplica técnicas efectivas para mejorar tus notas sin estrés."</text:span></text:p>
      <text:h text:style-name="Título3" text:outline-level="3"><text:span text:style-name="T145">Pros</text:span></text:h>
      <text:p text:style-name="NormalWeb"><text:span text:style-name="Textoennegrita">Usuario:</text:span></text:p>
      <text:list text:style-name="LFO11" text:continue-numbering="true">
        <text:list-item>
          <text:p text:style-name="P146">Mejora la organización y planificación del estudio.</text:p>
        </text:list-item>
        <text:list-item>
          <text:p text:style-name="P147">Ayuda a descubrir el método de estudio más adecuado por asignatura.</text:p>
        </text:list-item>
        <text:list-item>
          <text:p text:style-name="P148">Permite centralizar materiales y recursos de estudio.</text:p>
        </text:list-item>
        <text:list-item>
          <text:p text:style-name="P149">Notificaciones automáticas que evitan olvidos de tareas y exámenes.</text:p>
        </text:list-item>
        <text:list-item>
          <text:p text:style-name="P150">Fomenta autonomía y hábitos de estudio sostenibles.</text:p>
        </text:list-item>
      </text:list>
      <text:p text:style-name="NormalWeb"><text:span text:style-name="Textoennegrita">Desarrollo:</text:span></text:p>
      <text:list text:style-name="LFO12" text:continue-numbering="true">
        <text:list-item>
          <text:p text:style-name="P151">Diseño modular que facilita agregar nuevas técnicas de estudio o funcionalidades.</text:p>
        </text:list-item>
        <text:list-item>
          <text:p text:style-name="P152">Posibilidad de reutilizar componentes de gestión de tareas y calendario en otras apps educativas.</text:p>
        </text:list-item>
        <text:list-item>
          <text:p text:style-name="P153">Integración con almacenamiento en la nube y bases de datos escalables.</text:p>
        </text:list-item>
      </text:list>
      <text:h text:style-name="Título3" text:outline-level="3"><text:span text:style-name="T154">Contras<text:s/></text:span></text:h>
      <text:p text:style-name="NormalWeb"><text:span text:style-name="Textoennegrita">Usuario:</text:span></text:p>
      <text:list text:style-name="LFO13" text:continue-numbering="true">
        <text:list-item>
          <text:p text:style-name="P155">Requiere tiempo inicial para completar el test y configurar el perfil.</text:p>
        </text:list-item>
        <text:list-item>
          <text:p text:style-name="P156">Algunos estudiantes pueden sentirse abrumados si suben mucho material o reciben muchas notificaciones.</text:p>
        </text:list-item>
        <text:list-item>
          <text:p text:style-name="P157">La recomendación de método por asignatura puede no ser perfecta al inicio.</text:p>
        </text:list-item>
      </text:list>
      <text:p text:style-name="NormalWeb"><text:span text:style-name="Textoennegrita">Desarrollo:</text:span></text:p>
      <text:list text:style-name="LFO14" text:continue-numbering="true">
        <text:list-item>
          <text:p text:style-name="P158">Implementar test dinámico por asignatura y métodos de estudio múltiples.</text:p>
        </text:list-item>
        <text:list-item>
          <text:p text:style-name="P159">Gestionar notificaciones inteligentes y sincronización entre dispositivos.</text:p>
        </text:list-item>
        <text:list-item>
          <text:p text:style-name="P160">Seguridad y privacidad de datos sensibles.</text:p>
        </text:list-item>
        <text:list-item>
          <text:p text:style-name="P161">Manejo de subida y validación de archivos grandes o distintos formatos.</text:p>
        </text:list-item>
        <text:list-item>
          <text:p text:style-name="P162">Escalabilidad si hay muchos usuarios y materiales.</text:p>
        </text:list-item>
      </text:list>
      <text:h text:style-name="P163" text:outline-level="2">Métodos de estudio activos recomendados para Bachillerato</text:h>
      <text:p text:style-name="NormalWeb">Tal como se explicó en el apartado anterior, las técnicas de estudio activas resultan más efectivas que las pasivas, ya que implican la participación directa del estudiante en el proceso de aprendizaje y promueven la comprensión profunda y la retención a largo plazo. En el contexto del Bachillerato andaluz, donde el alumnado se enfrenta a una gran carga de contenidos teóricos y a la exigencia de aplicar los conocimientos en la Prueba de Acceso a la Universidad (PEvAU), estas técnicas son especialmente relevantes (El País, 2024; UNIR, 2025; La Razón, 2025; Harvard, citado en El Debate, 2025).</text:p>
      <text:soft-page-break/>
      <text:p text:style-name="NormalWeb">A continuación, se analizan los métodos activos más eficaces según la literatura científica y educativa reciente, junto con las preguntas que permitirían identificar cuándo utilizarlos y en qué asignaturas son más recomendables.</text:p>
      <text:p text:style-name="Normal"/>
      <text:h text:style-name="P164" text:outline-level="3">1. Repetición espaciada (Spaced Repetition)</text:h>
      <text:p text:style-name="NormalWeb">La repetición espaciada consiste en revisar la información a intervalos crecientes para reforzar la memoria a largo plazo. Estudios recientes han demostrado que esta técnica mejora significativamente la retención de conceptos frente a métodos tradicionales basados en la relectura o el estudio intensivo (Wiley, 2025;<text:s/>UNIR, 2025). En Bachillerato, donde el aprendizaje debe mantenerse durante varios meses y aplicarse en exámenes acumulativos, su uso resulta especialmente eficaz.</text:p>
      <text:p text:style-name="NormalWeb"><text:span text:style-name="Textoennegrita">Preguntas orientativas para identificar su idoneidad:</text:span></text:p>
      <text:list text:style-name="LFO15" text:continue-numbering="true">
        <text:list-item>
          <text:p text:style-name="P165">¿Necesitas memorizar gran cantidad de información (fórmulas, definiciones o vocabulario)?</text:p>
        </text:list-item>
        <text:list-item>
          <text:p text:style-name="P166">¿Tendrás que recordar estos contenidos semanas o meses después?</text:p>
        </text:list-item>
        <text:list-item>
          <text:p text:style-name="P167">¿Dispones de tiempo para repasar periódicamente antes del examen?</text:p>
        </text:list-item>
      </text:list>
      <text:p text:style-name="NormalWeb">Si la respuesta es afirmativa, la app recomendaría esta técnica.</text:p>
      <text:p text:style-name="NormalWeb"><text:span text:style-name="Textoennegrita">Asignaturas recomendadas:</text:span><text:line-break/>Es especialmente útil en materias con alto componente memorístico, como Biología, Química, Historia, Lengua extranjera o Historia del Arte, donde se requiere recordar nombres, fechas o terminología específica (UNIR, 2025; Fundación Sociedad y Educación, 2024).</text:p>
      <text:p text:style-name="Normal"/>
      <text:h text:style-name="P168" text:outline-level="3">2. Práctica intercalada (Interleaving)</text:h>
      <text:p text:style-name="NormalWeb">La práctica intercalada se basa en alternar temas o tipos de problemas durante el estudio. Esta estrategia mejora la capacidad de distinguir entre conceptos similares y fortalece el aprendizaje flexible. Diversas investigaciones confirman que la práctica intercalada es más efectiva que el estudio por bloques homogéneos, especialmente en materias científicas (Fundación Sociedad y Educación, 2024).</text:p>
      <text:p text:style-name="NormalWeb"><text:span text:style-name="Textoennegrita">Preguntas orientativas:</text:span></text:p>
      <text:list text:style-name="LFO16" text:continue-numbering="true">
        <text:list-item>
          <text:p text:style-name="P169">¿Tus exámenes combinan distintos tipos de ejercicios o temas?</text:p>
        </text:list-item>
        <text:list-item>
          <text:p text:style-name="P170">¿Tienes que aplicar conceptos de diferentes unidades en un mismo examen?</text:p>
        </text:list-item>
        <text:list-item>
          <text:p text:style-name="P171">¿Te resulta difícil relacionar temas distintos dentro de una misma asignatura?</text:p>
        </text:list-item>
      </text:list>
      <text:p text:style-name="NormalWeb">Cuando las respuestas son afirmativas, el sistema puede sugerir la práctica intercalada como método preferente.</text:p>
      <text:soft-page-break/>
      <text:p text:style-name="NormalWeb"><text:span text:style-name="Textoennegrita">Asignaturas recomendadas:</text:span><text:line-break/>Especialmente eficaz en Matemáticas, Física y Química, donde los estudiantes deben resolver diferentes tipos de ejercicios y aplicar fórmulas de manera flexible. También puede aplicarse en Ciencias Sociales, para analizar casos históricos o geográficos diversos (El País, 2024; UNIR, 2025).</text:p>
      <text:p text:style-name="Normal"/>
      <text:h text:style-name="P172" text:outline-level="3">3. Recuperación activa (Active Recall)</text:h>
      <text:p text:style-name="NormalWeb">La recuperación activa consiste en practicar la evocación del conocimiento sin consultar los apuntes, mediante autoevaluaciones, preguntas o simulacros de examen. Las flashcards activan este mecanismo, promoviendo la memoria a largo plazo y la autocomprobación (Waid Academy, 2025; Brainscape, 2024).Según estudios de la Universidad de Harvard (citado en El Debate, 2025), esta técnica es una de las más efectivas para preparar exámenes de alta exigencia, como la PEvAU.</text:p>
      <text:p text:style-name="NormalWeb"><text:span text:style-name="Textoennegrita">Preguntas orientativas:</text:span></text:p>
      <text:list text:style-name="LFO17" text:continue-numbering="true">
        <text:list-item>
          <text:p text:style-name="P173">¿Esta asignatura requiere responder preguntas sin mirar apuntes?</text:p>
        </text:list-item>
        <text:list-item>
          <text:p text:style-name="P174">¿Quieres comprobar si realmente recuerdas lo que has estudiado?</text:p>
        </text:list-item>
        <text:list-item>
          <text:p text:style-name="P175">¿Dispones de exámenes o ejercicios previos para practicar?</text:p>
        </text:list-item>
      </text:list>
      <text:p text:style-name="NormalWeb">Si el estudiante busca mejorar su capacidad de recordar de forma autónoma, este método será el más adecuado.</text:p>
      <text:p text:style-name="NormalWeb"><text:span text:style-name="Textoennegrita">Asignaturas recomendadas:</text:span><text:line-break/>Apta para casi todas las materias, pero especialmente beneficiosa en Historia, Filosofía, Lengua y Literatura, Ciencias de la Salud y materias científicas con exámenes escritos. La app podría combinarla con repetición espaciada para un aprendizaje más completo (Harvard, citado en El Debate, 2025; UNIR, 2025).</text:p>
      <text:p text:style-name="Normal"/>
      <text:h text:style-name="P176" text:outline-level="3">4. Técnica Feynman (Explicación y simplificación)</text:h>
      <text:p text:style-name="NormalWeb">La técnica Feynman propone que el estudiante explique un tema con sus propias palabras, como si lo enseñara a otra persona. Este proceso revela lagunas de conocimiento y refuerza la comprensión conceptual. Estudios y artículos educativos la destacan como una de las estrategias más eficaces para fomentar el aprendizaje profundo (Fundación Sociedad y Educación, 2024;<text:s/>McEldoon et al., 2012; The Learning Scientists, 2020).</text:p>
      <text:p text:style-name="NormalWeb"><text:span text:style-name="Textoennegrita">Preguntas orientativas:</text:span></text:p>
      <text:list text:style-name="LFO18" text:continue-numbering="true">
        <text:list-item>
          <text:p text:style-name="P177">¿Eres capaz de explicar este tema sin leer tus apuntes?</text:p>
        </text:list-item>
        <text:list-item>
          <text:p text:style-name="P178">¿Podrías resumirlo con tus propias palabras de forma sencilla?</text:p>
        </text:list-item>
        <text:list-item>
          <text:p text:style-name="P179">¿Te gustaría comprobar si realmente comprendes el “por qué” y el “cómo” de los conceptos?</text:p>
        </text:list-item>
      </text:list>
      <text:p text:style-name="NormalWeb">Si el alumno responde afirmativamente, el sistema recomendará este método.</text:p>
      <text:soft-page-break/>
      <text:p text:style-name="NormalWeb"><text:span text:style-name="Textoennegrita">Asignaturas recomendadas:</text:span><text:line-break/>Particularmente adecuada para Filosofía, Física, Química y Ciencias de la Salud, donde comprender los procesos y las causas es más importante que memorizar. También puede aplicarse en Lengua y Literatura para analizar textos o justificar argumentos.</text:p>
      <text:h text:style-name="P180" text:outline-level="3">5. Técnica Pomodoro (Gestión del tiempo)</text:h>
      <text:p text:style-name="NormalWeb">Aunque no se trata estrictamente de una técnica de aprendizaje, la gestión del tiempo mediante bloques de concentración —conocida como método Pomodoro— resulta fundamental para mejorar la productividad y evitar la saturación mental. Diversos artículos destacan su utilidad en etapas académicas con alta carga de trabajo, como el Bachillerato (La Razón, 2025; UNIR, 2025).</text:p>
      <text:p text:style-name="NormalWeb"><text:span text:style-name="Textoennegrita">Preguntas orientativas:</text:span></text:p>
      <text:list text:style-name="LFO19" text:continue-numbering="true">
        <text:list-item>
          <text:p text:style-name="P181">¿Tienes dificultades para mantener la concentración durante largos periodos?</text:p>
        </text:list-item>
        <text:list-item>
          <text:p text:style-name="P182">¿Necesitas organizar el estudio de varias asignaturas en poco tiempo?</text:p>
        </text:list-item>
        <text:list-item>
          <text:p text:style-name="P183">¿Tiendes a distraerte fácilmente mientras estudias?</text:p>
        </text:list-item>
      </text:list>
      <text:p text:style-name="NormalWeb">Si las respuestas son afirmativas, la app puede recomendar dividir el estudio en sesiones de 25 minutos con pausas cortas, mejorando la constancia y el enfoque.</text:p>
      <text:p text:style-name="NormalWeb"><text:span text:style-name="Textoennegrita">Asignaturas recomendadas:</text:span><text:line-break/>Aplicable de forma transversal a todas las asignaturas, especialmente en períodos de repaso intensivo o preparación de exámenes.</text:p>
      <text:h text:style-name="P184" text:outline-level="4">6. Flashcards</text:h>
      <text:p text:style-name="NormalWeb">Las flashcards permiten repasar conceptos mediante preguntas y respuestas rápidas, activando la memoria y promoviendo la recuperación activa. Son especialmente útiles cuando el contenido requiere memorización selectiva y repaso constante (Brainscape, 2024; UNIR, 2025).</text:p>
      <text:p text:style-name="NormalWeb"><text:span text:style-name="Textoennegrita">Preguntas para identificar si se adapta al estudiante</text:span>:</text:p>
      <text:list text:style-name="LFO20" text:continue-numbering="true">
        <text:list-item>
          <text:p text:style-name="P185">¿Necesitas memorizar vocabulario, fórmulas o definiciones?</text:p>
        </text:list-item>
        <text:list-item>
          <text:p text:style-name="P186">¿Quieres repasar de manera rápida y repetitiva los conceptos clave?</text:p>
        </text:list-item>
        <text:list-item>
          <text:p text:style-name="P187">¿Deseas evaluar tu aprendizaje mediante preguntas frecuentes?</text:p>
        </text:list-item>
      </text:list>
      <text:p text:style-name="NormalWeb"><text:span text:style-name="Textoennegrita">Asignaturas recomendadas</text:span>:<text:line-break/>Lenguas extranjeras, Biología, Química, Historia, Historia del Arte.</text:p>
      <text:h text:style-name="P188" text:outline-level="4">7. Mapas mentales</text:h>
      <text:p text:style-name="NormalWeb">Los mapas mentales permiten organizar la información de forma visual, conectando conceptos y facilitando la comprensión global de un tema. Son útiles para relacionar ideas y estructurar conocimientos (Fundación Sociedad y Educación, 2024).</text:p>
      <text:p text:style-name="NormalWeb"><text:span text:style-name="Textoennegrita">Preguntas para identificar si se adapta al estudiante</text:span>:</text:p>
      <text:soft-page-break/>
      <text:list text:style-name="LFO21" text:continue-numbering="true">
        <text:list-item>
          <text:p text:style-name="P189">¿Te resulta difícil organizar y relacionar ideas complejas?</text:p>
        </text:list-item>
        <text:list-item>
          <text:p text:style-name="P190">¿Prefieres aprender de forma visual y estructurada?</text:p>
        </text:list-item>
        <text:list-item>
          <text:p text:style-name="P191">¿Necesitas resumir un tema amplio en conceptos clave interrelacionados?</text:p>
        </text:list-item>
      </text:list>
      <text:p text:style-name="NormalWeb"><text:span text:style-name="Textoennegrita">Asignaturas recomendadas</text:span>:<text:line-break/>Filosofía, Historia, Ciencias Sociales, Biología, Literatura.</text:p>
      <text:h text:style-name="P192" text:outline-level="4">8. Aprender en voz alta / Autoexplicación</text:h>
      <text:p text:style-name="NormalWeb">Esta técnica consiste en verbalizar lo aprendido, explicando en voz alta los conceptos o resolviendo ejercicios en voz alta. Favorece la comprensión y la retención, al obligar al estudiante a procesar activamente la información (UNIR, 2025; Harvard, citado en El Debate, 2025).</text:p>
      <text:p text:style-name="NormalWeb"><text:span text:style-name="Textoennegrita">Preguntas para identificar si se adapta al estudiante</text:span>:</text:p>
      <text:list text:style-name="LFO22" text:continue-numbering="true">
        <text:list-item>
          <text:p text:style-name="P193">¿Aprendes mejor cuando repites la información en voz alta?</text:p>
        </text:list-item>
        <text:list-item>
          <text:p text:style-name="P194">¿Quieres comprobar tu comprensión explicando los contenidos sin apuntes?</text:p>
        </text:list-item>
        <text:list-item>
          <text:p text:style-name="P195">¿Deseas reforzar tu memoria a través de la verbalización de conceptos?</text:p>
        </text:list-item>
      </text:list>
      <text:p text:style-name="NormalWeb"><text:span text:style-name="Textoennegrita">Asignaturas recomendadas</text:span>:<text:line-break/>Lengua y Literatura, Idiomas, Filosofía, Ciencias de la Salud, Biología</text:p>
      <text:h text:style-name="P196" text:outline-level="3">Conclusión</text:h>
      <text:p text:style-name="NormalWeb">De acuerdo con la evidencia revisada, los métodos más eficaces para estudiantes de Bachillerato son la<text:s/><text:span text:style-name="Textoennegrita">repetición espaciada, la recuperación activa y la práctica intercalada</text:span>, por su impacto comprobado en la retención y transferencia del aprendizaje (<text:span text:style-name="T197">Wiley, 2025</text:span>; El País, 2024; Harvard, citado en El Debate, 2025). La<text:s/><text:span text:style-name="Textoennegrita">técnica Feynman, flashcards, mapas mentales, aprender en voz alta y el método Pomodoro</text:span><text:s/>actúan como estrategias complementarias que refuerzan la comprensión, la memorización y la organización del tiempo.</text:p>
      <text:p text:style-name="NormalWeb">Estas técnicas pueden combinarse y adaptarse según la asignatura y el estilo de aprendizaje del estudiante, ofreciendo un enfoque integral para optimizar el rendimiento académico en Bachillerato.</text:p>
      <text:p text:style-name="P198"/>
      <text:p text:style-name="P199">Webgrafía</text:p>
      <text:p text:style-name="P200"/>
      <text:p text:style-name="Normal">ABC (13 de enero de 2024).<text:s/><text:span text:style-name="T201">El fracaso escolar genera en Andalucía un sobrecoste de 1.067 millones de euros.</text:span><text:line-break/><text:a xlink:href="https://www.abc.es/espana/andalucia/fracaso-escolar-genera-andalucia-sobrecoste-1067-millones-20240113112501-nts.html" office:target-frame-name="_top" xlink:show="replace"><text:span text:style-name="Hipervínculo">https://www.abc.es/espana/andalucia/fracaso-escolar-genera-andalucia-sobrecoste-1067-millones-20240113112501-nts.html</text:span></text:a></text:p>
      <text:p text:style-name="Normal">Brainscape (2024).<text:s/><text:span text:style-name="Énfasis">How to Use Flashcards for Maximum Learning</text:span>.<text:line-break/><text:a xlink:href="https://www.brainscape.com/flashcards" office:target-frame-name="_top" xlink:show="replace"><text:span text:style-name="Hipervínculo">https://www.brainscape.com/flash</text:span><text:bookmark-start text:name="_Hlt212977191"/><text:bookmark-start text:name="_Hlt212977192"/><text:span text:style-name="Hipervínculo">c</text:span><text:bookmark-end text:name="_Hlt212977191"/><text:bookmark-end text:name="_Hlt212977192"/><text:span text:style-name="Hipervínculo">ards</text:span></text:a><text:s/></text:p>
      <text:p text:style-name="Normal">Dide. (2024).<text:s/><text:span text:style-name="Énfasis">El fracaso escolar en Andalucía: Informe 2022-2023</text:span>.<text:s/><text:a xlink:href="https://dide.org/wp-content/uploads/2024/01/Ndp-Informe-Fracaso-Escolar-Andalucia-Dide.org_.pdf" office:target-frame-name="_top" xlink:show="replace"><text:span text:style-name="Hipervínculo">https://dide.org/wp-content/uploads/2024/01/Ndp-Informe-Fracaso-Escolar-Andalucia-Dide.or</text:span><text:bookmark-start text:name="_Hlt212919639"/><text:bookmark-start text:name="_Hlt212919640"/><text:span text:style-name="Hipervínculo">g</text:span><text:bookmark-end text:name="_Hlt212919639"/><text:bookmark-end text:name="_Hlt212919640"/><text:span text:style-name="Hipervínculo">_.pdf</text:span></text:a></text:p>
      <text:soft-page-break/>
      <text:p text:style-name="Normal">El Debate (2025, 26 de mayo).<text:s/><text:span text:style-name="T202">Harvard revela las mejores técnicas de estudio de cara a la PAU.</text:span><text:line-break/><text:a xlink:href="https://www.eldebate.com/educacion/20250526/harvard-revela-mejores-tecnicas-estudio-cara-pau_300802.html" office:target-frame-name="_top" xlink:show="replace"><text:span text:style-name="Hipervínculo">https://www.eldebate.com/educacion/20250526/harvard-revela-mejores-tecnicas-estudio-cara-pau_300802.html</text:span></text:a></text:p>
      <text:p text:style-name="Normal">El País (9 de julio de 2024).<text:s/><text:span text:style-name="T203">El mayor estudio sobre el aprendizaje de los alumnos de Secundaria muestra qué técnicas funcionan y cuáles no.</text:span><text:line-break/><text:a xlink:href="https://elpais.com/educacion/2024-07-09/el-mayor-estudio-sobre-el-aprendizaje-de-los-alumnos-de-secundaria-muestra-que-tecnicas-funcionan-y-cuales-no.html" office:target-frame-name="_top" xlink:show="replace"><text:span text:style-name="Hipervínculo">https://elpais.com/educacion/2024-07-09/el-mayor-estudio-sobre-el-aprendizaje-de-los-alumnos-de-secundaria-muestra-que-tecnicas-funcionan-y-cuales-no.html</text:span></text:a></text:p>
      <text:p text:style-name="Normal">Europa Press. (2025).<text:s/><text:span text:style-name="Énfasis">Andalucía sigue por encima de la media nacional en abandono escolar</text:span>.<text:s/><text:a xlink:href="https://www.europapress.es/andalucia/educacion-00651/noticia-andalucia-reduce-1554-tasa-abandono-escolar-2024-bajando-25-respecto-media-nacional-20250128162200.html#google_vignette" office:target-frame-name="_top" xlink:show="replace"><text:span text:style-name="Hipervínculo">https://www.europapress.es/andalucia/educacion-00651/noticia-andalucia-reduce-1554-tasa-abandono-escolar-2024-bajando-25-respecto-media-nacional-20250128162200.html#google_v</text:span><text:bookmark-start text:name="_Hlt212919963"/><text:bookmark-start text:name="_Hlt212919964"/><text:span text:style-name="Hipervínculo">i</text:span><text:bookmark-end text:name="_Hlt212919963"/><text:bookmark-end text:name="_Hlt212919964"/><text:span text:style-name="Hipervínculo">gnette</text:span></text:a></text:p>
      <text:p text:style-name="Normal">Fundación Sociedad y Educación (2024).<text:s/><text:span text:style-name="T204">Informe sobre el estado de la educación en Andalucía.</text:span></text:p>
      <text:p text:style-name="Normal"><text:a xlink:href="https://www.sociedadyeducacion.org/noticias/8607-2" office:target-frame-name="_top" xlink:show="replace"><text:span text:style-name="Hipervínculo">https://www.sociedadyeducacion.org/noticias/8607-2</text:span></text:a></text:p>
      <text:p text:style-name="Normal">Gil, D., &amp; Tang, D. (2017).<text:s/><text:span text:style-name="Énfasis">Comparing the efficacy of digital flashcards versus paper flashcards to improve receptive and productive L2 vocabulary</text:span>. EuroCALL.<text:s/><text:a xlink:href="https://polipapers.upv.es/index.php/eurocall/article/view/6964/7831" office:target-frame-name="_top" xlink:show="replace"><text:span text:style-name="Hipervínculo">https://polipapers.upv.es/index.php/eurocall/article/view/6964/7831</text:span></text:a></text:p>
      <text:p text:style-name="Normal">Journal of Science and Education Research – Syamsiyah, N., &amp; Ma’rifatulloh, S. (2023).<text:s/><text:span text:style-name="Énfasis">The Effectiveness of Using Flashcards to Improve Students’ Vocabulary Mastery</text:span>. (Demuestra mejora del vocabulario tras uso de flashcards)<text:s/><text:a xlink:href="https://www.researchgate.net/publication/379233014_The_Effectiveness_of_Using_Flashcard_to_Improve_Students%27_Vocabulary_Mastery" office:target-frame-name="_top" xlink:show="replace"><text:span text:style-name="Hipervínculo">https://www.researchgate.net/publication/379233014_The_Effectiveness_of_Using_Flashcard_to_Improve_Students%27_Vocabulary</text:span><text:bookmark-start text:name="_Hlt212975877"/><text:bookmark-start text:name="_Hlt212975878"/><text:span text:style-name="Hipervínculo">_</text:span><text:bookmark-end text:name="_Hlt212975877"/><text:bookmark-end text:name="_Hlt212975878"/><text:span text:style-name="Hipervínculo">Mastery</text:span></text:a><text:s/></text:p>
      <text:p text:style-name="Normal">Junta de Andalucía (2023).<text:s/><text:span text:style-name="T205">Resumen de alumnado 2022/2023. Tabla 3.</text:span></text:p>
      <text:p text:style-name="Normal"><text:a xlink:href="https://www.juntadeandalucia.es/sites/default/files/2024-07/2022_2023_Resumen%20Alumnado_actualizado_0.pdf" office:target-frame-name="_top" xlink:show="replace"><text:span text:style-name="Hipervínculo">https://www.juntadeandalucia.es/sites/default/files/2024-07/2022_2023_Resumen%2</text:span><text:span text:style-name="Hipervínculo">0Alumnado_actualizado_0.pdf</text:span></text:a></text:p>
      <text:p text:style-name="Normal">Junta de Andalucía (2024).<text:s/><text:span text:style-name="T206">Resumen de alumnado 2023/2024. Tabla 3.</text:span><text:line-break/><text:a xlink:href="https://www.juntadeandalucia.es/sites/default/files/2025-06/2023_2024_Resumen%20Alumnado.pdf" office:target-frame-name="_top" xlink:show="replace"><text:span text:style-name="Hipervínculo">https://www.juntadeandalucia.es/sites/default/files/</text:span><text:span text:style-name="Hipervínculo">2025-06/2023_2024_Resumen%20A</text:span><text:bookmark-start text:name="_Hlt212805822"/><text:bookmark-start text:name="_Hlt212805823"/><text:span text:style-name="Hipervínculo">l</text:span><text:bookmark-end text:name="_Hlt212805822"/><text:bookmark-end text:name="_Hlt212805823"/><text:span text:style-name="Hipervínculo">umnado.pdf</text:span></text:a></text:p>
      <text:p text:style-name="Normal">Junta de Andalucía (2024).<text:s/><text:span text:style-name="T207">Andalucía reduce la tasa de abandono escolar en 1,3 puntos y en casi 6,5 desde 2018.</text:span></text:p>
      <text:p text:style-name="Normal"><text:a xlink:href="https://www.juntadeandalucia.es/educacion/portales/web/actualidad/w/andalucia-reduce-la-tasa-de-abandono-escolar-en-1-3-puntos-en-2024-y-en-casi-6-5-desde-2018-1" office:target-frame-name="_top" xlink:show="replace"><text:span text:style-name="Hipervínculo">https://www.juntadeandalucia.es/educacion/portales/web/actualidad/w/andalucia-reduce-la-tasa-de-abandono-escolar-en-1-3-puntos-en-2024-y-en-casi-6-5-desde-2018-1</text:span></text:a></text:p>
      <text:p text:style-name="Normal">La Razón (4 de septiembre de 2025).<text:s/><text:span text:style-name="T208">Escalofriantes cifras de abandono escolar en Andalucía.</text:span><text:line-break/><text:a xlink:href="https://www.larazon.es/andalucia/escalofriantes-cifras-abandono-escolar-andalucia_2025090468b95becee9f0221df38a39e.html" office:target-frame-name="_top" xlink:show="replace"><text:span text:style-name="Hipervínculo">https://www.larazon.es/andalucia/escalofriantes-cifras-abandono-escolar-andalucia_2025090468b95becee9f0221df38a39e.html</text:span></text:a></text:p>
      <text:soft-page-break/>
      <text:p text:style-name="Normal">La Razón (2025).<text:s/><text:span text:style-name="T209">Qué es el método Pomodoro, la técnica que muchos estudiantes utilizan en Selectividad.</text:span><text:line-break/><text:a xlink:href="https://www.larazon.es/sociedad/que-metodo-pomodoro-tecnica-muchos-estudiantes-utilizan-selectividad-p7m_20250601683c5a957b27927d3db7f814.html" office:target-frame-name="_top" xlink:show="replace"><text:span text:style-name="Hipervínculo">https://www.larazon.es/sociedad/que-metodo-pomodoro-tecnica-muchos-estudiantes-utilizan-selectividad-p7m_20250601683c5a957b27927d3db7f814.html</text:span></text:a></text:p>
      <text:p text:style-name="Normal">McEldoon, K. L., Durkin, K., Rittle-Johnson, B. (2012).<text:s/><text:span text:style-name="Énfasis">Is self</text:span><text:span text:style-name="Énfasis">‑explanation worth the time? A comparison to additional practice</text:span>. (Estudio sobre autoexplicación vs práctica adicional)<text:s/><text:a xlink:href="https://cdn.vanderbilt.edu/vu-sub/wp-content/uploads/sites/280/2023/08/04183702/ATME3b_McEldoonDurkinRittleJohnson_BJEP2012-1.pdf" office:target-frame-name="_top" xlink:show="replace"><text:span text:style-name="Hipervínculo">https://cdn.vanderbilt.edu/vu-sub/wp-content/uploads/sites/280/2023/08/04183702/ATME3b_McEldoonDurkinRittleJohnson_BJEP2012-1.pdf</text:span></text:a></text:p>
      <text:p text:style-name="Normal">The Learning Scientists. (2020, febrero 20).<text:s/><text:span text:style-name="Énfasis">Elaboration as Self</text:span><text:span text:style-name="Énfasis">‑explanation</text:span>.<text:s/><text:a xlink:href="https://www.learningscientists.org/blog/2020/2/20-1" office:target-frame-name="_top" xlink:show="replace"><text:span text:style-name="Hipervínculo">https://www.learningscientists.org/blog/2020/2/20-1</text:span></text:a><text:s/></text:p>
      <text:p text:style-name="Normal"><text:s/>Naciones Unidas (2015).<text:s/><text:span text:style-name="T210">Objetivo de Desarrollo Sostenible 4: Educación de calidad.<text:s/></text:span><text:a xlink:href="https://www.un.org/sustainabledevelopment/es/education/" office:target-frame-name="_top" xlink:show="replace"><text:span text:style-name="Hipervínculo">https://www.un.org/sustainablede</text:span><text:bookmark-start text:name="_Hlt212806750"/><text:bookmark-start text:name="_Hlt212806751"/><text:span text:style-name="Hipervínculo">v</text:span><text:bookmark-end text:name="_Hlt212806750"/><text:bookmark-end text:name="_Hlt212806751"/><text:span text:style-name="Hipervínculo">elopment/es/education/</text:span></text:a></text:p>
      <text:p text:style-name="Normal">UNIR (2025).<text:s/><text:span text:style-name="T211">Las mejores técnicas de estudio y los métodos más eficaces.</text:span><text:line-break/><text:a xlink:href="https://www.unir.net/revista/educacion/tecnicas-de-estudio" office:target-frame-name="_top" xlink:show="replace"><text:span text:style-name="Hipervínculo">https://www.uni</text:span><text:bookmark-start text:name="_Hlt212805740"/><text:bookmark-start text:name="_Hlt212805741"/><text:span text:style-name="Hipervínculo">r</text:span><text:bookmark-end text:name="_Hlt212805740"/><text:bookmark-end text:name="_Hlt212805741"/><text:span text:style-name="Hipervínculo">.net</text:span><text:bookmark-start text:name="_Hlt212805870"/><text:bookmark-start text:name="_Hlt212805871"/><text:span text:style-name="Hipervínculo">/</text:span><text:bookmark-end text:name="_Hlt212805870"/><text:bookmark-end text:name="_Hlt212805871"/><text:span text:style-name="Hipervínculo">revista/educacion/tecnicas-de-estudio</text:span></text:a></text:p>
      <text:p text:style-name="Normal">University of Toronto Scarborough –<text:s/><text:span text:style-name="Énfasis">Flashcards | Learning Strategies</text:span>.<text:s/><text:a xlink:href="https://www.utsc.utoronto.ca/learningstrategies/flashcards" office:target-frame-name="_top" xlink:show="replace"><text:span text:style-name="Hipervínculo">https://www.utsc.utoronto.ca/learningstrategies/flashcards</text:span></text:a></text:p>
      <text:p text:style-name="Normal">U.S. Maine Learning Commons.<text:s/><text:span text:style-name="Énfasis">Using Flashcards – Self</text:span><text:span text:style-name="Énfasis">‑testing approach eficaz</text:span>.<text:s/><text:a xlink:href="https://usm.maine.edu/learning-commons/using-flash-cards" office:target-frame-name="_top" xlink:show="replace"><text:span text:style-name="Hipervínculo">https://usm.maine.edu/learning-commons/using-flash-cards</text:span></text:a></text:p>
      <text:p text:style-name="NormalWeb">Wiley / Onlinelibrary –<text:s/><text:span text:style-name="Énfasis">Effective, Scalable, and Low Cost: The Use of Teacher</text:span><text:span text:style-name="Énfasis">‑Made Digital Flashcards</text:span>.<text:s/><text:a xlink:href="https://onlinelibrary.wiley.com/doi/10.1002/acp.70086" office:target-frame-name="_top" xlink:show="replace"><text:span text:style-name="Hipervínculo">https://onlinelibrary.wiley.com/doi/10.1002/acp.70086</text:span></text:a><text:s/></text:p>
      <text:p text:style-name="NormalWeb">West, A., et al. (2022).<text:s/><text:span text:style-name="Énfasis">Teaching Academic Words With Digital Flashcards: Investigating the Effects on Learning Academic Vocabulary</text:span>. Frontiers in Psychology.<text:s/><text:a xlink:href="https://www.frontiersin.org/journals/psychology/articles/10.3389/fpsyg.2022.893821/full" office:target-frame-name="_top" xlink:show="replace"><text:span text:style-name="Hipervínculo">https://www.frontiersin.org/journals/psychology/articles/10.3389/fpsyg.2022.893821/full</text:span></text:a><text:s/></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text-align="start" style:vertical-align="auto" fo:margin-top="0.0694in" fo:margin-bottom="0.0694in" fo:line-height="100%"/>
      <style:text-properties style:font-name-asian="Times New Roman" style:letter-kerning="false" style:language-asian="es" style:country-asian="ES" fo:hyphenate="true"/>
    </style:style>
    <style:style style:name="Énfasis" style:display-name="Énfasis" style:family="text" style:parent-style-name="Fuentedepárrafopredeter.">
      <style:text-properties fo:font-style="italic" style:font-style-asian="italic" style:font-style-complex="italic"/>
    </style:style>
    <style:style style:name="ms-1" style:display-name="ms-1" style:family="text" style:parent-style-name="Fuentedepárrafopredeter."/>
    <style:style style:name="max-w-15ch" style:display-name="max-w-[15ch]" style:family="text" style:parent-style-name="Fuentedepárrafopredeter."/>
    <style:style style:name="me-1" style:display-name="-me-1"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Cristina Sandoval</dc:creator>
    <meta:creation-date>2025-11-01T19:17:00Z</meta:creation-date>
    <dc:date>2025-11-02T11:29:00Z</dc:date>
    <meta:template xlink:href="Normal" xlink:type="simple"/>
    <meta:editing-cycles>3</meta:editing-cycles>
    <meta:editing-duration>PT57300S</meta:editing-duration>
    <meta:document-statistic meta:page-count="12" meta:paragraph-count="57" meta:word-count="4408" meta:character-count="28598" meta:row-count="202" meta:non-whitespace-character-count="24247"/>
  </office:meta>
</office:document-meta>
</file>